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Google Sans', RobotoDraft, system-ui, apple-system, BlinkMacSystemFont, 'Segoe UI', Roboto, Oxygen, Ubuntu, Cantarell, 'Open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text-properties fo:font-variant="normal" fo:text-transform="none" style:font-name="Inter" fo:font-size="10pt" fo:letter-spacing="normal" fo:font-style="normal" fo:font-weight="normal" style:font-size-asian="10pt" style:font-size-complex="10pt" loext:padding="0.049cm" loext:border="0.06pt solid #000000"/>
    </style:style>
    <style:style style:name="P2" style:family="paragraph" style:parent-style-name="Standard">
      <style:paragraph-properties fo:margin-left="0cm" fo:margin-right="0cm" fo:margin-top="0cm" fo:margin-bottom="0cm" style:contextual-spacing="false" fo:line-height="142%" fo:text-indent="0cm" style:auto-text-indent="false"/>
      <style:text-properties fo:font-variant="normal" fo:text-transform="none" style:font-name="Inter" fo:font-size="10pt" fo:letter-spacing="normal" fo:font-style="normal" fo:font-weight="normal" style:font-name-asian="Inter" style:font-size-asian="10pt" style:font-style-asian="normal" style:font-weight-asian="normal" style:font-name-complex="Inter" style:font-size-complex="10pt" style:font-style-complex="normal" style:font-weight-complex="normal" loext:padding="0.049cm" loext:border="0.06pt solid #000000"/>
    </style:style>
    <style:style style:name="P3" style:family="paragraph" style:parent-style-name="Standard">
      <style:paragraph-properties fo:margin-left="0cm" fo:margin-right="0cm" fo:margin-top="0cm" fo:margin-bottom="0cm" style:contextual-spacing="false" fo:text-indent="0cm" style:auto-text-indent="false"/>
      <style:text-properties fo:font-variant="normal" fo:text-transform="none" style:font-name="Inter" fo:font-size="10pt" fo:letter-spacing="normal" fo:font-style="normal" fo:font-weight="normal" style:font-name-asian="Inter" style:font-size-asian="10pt" style:font-style-asian="normal" style:font-weight-asian="normal" style:font-name-complex="Inter" style:font-size-complex="10pt" style:font-style-complex="normal" style:font-weight-complex="normal" loext:padding="0.049cm" loext:border="0.06pt solid #000000"/>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style:font-name="Inter" fo:font-size="10pt" fo:letter-spacing="normal" fo:font-style="normal" fo:font-weight="normal" style:font-name-asian="Inter" style:font-size-asian="10pt" style:font-style-asian="normal" style:font-weight-asian="normal" style:font-name-complex="Inter" style:font-size-complex="10pt" style:font-style-complex="normal" style:font-weight-complex="normal" loext:padding-left="0cm" loext:padding-right="0cm" loext:padding-top="0.049cm" loext:padding-bottom="0cm" loext:border-left="none" loext:border-right="none" loext:border-top="0.51pt solid #000000" loext:border-bottom="none"/>
    </style:style>
    <style:style style:name="P5" style:family="paragraph" style:parent-style-name="Standard">
      <style:paragraph-properties fo:margin-left="0cm" fo:margin-right="0cm" fo:margin-top="0cm" fo:margin-bottom="0cm" style:contextual-spacing="false" fo:text-indent="0cm" style:auto-text-indent="false"/>
      <style:text-properties fo:font-variant="normal" fo:text-transform="none" fo:font-size="10pt" fo:letter-spacing="normal" style:font-size-asian="10pt" style:font-size-complex="10pt" loext:padding="0.049cm" loext:border="0.06pt solid #000000"/>
    </style:style>
    <style:style style:name="P6" style:family="paragraph" style:parent-style-name="Standard">
      <style:paragraph-properties fo:margin-left="0cm" fo:margin-right="0cm" fo:margin-top="0cm" fo:margin-bottom="0cm" style:contextual-spacing="false" fo:line-height="142%" fo:text-indent="0cm" style:auto-text-indent="false"/>
      <style:text-properties fo:font-size="10pt" style:font-size-asian="10pt" style:font-size-complex="10pt" loext:padding="0.049cm" loext:border="0.06pt solid #000000"/>
    </style:style>
    <style:style style:name="P7" style:family="paragraph" style:parent-style-name="Standard">
      <style:text-properties fo:font-size="10pt" style:font-size-asian="10pt" style:font-size-complex="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rlos Alberto Merlo</text:p>
      <text:section text:style-name="Sect1" text:name="block-0">
        <text:p text:style-name="P1">Boa tarde tá me ouvindo.</text:p>
      </text:section>
      <text:section text:style-name="Sect1" text:name="block-1">
        <text:p text:style-name="P2">Fernanda</text:p>
        <text:p text:style-name="P1">So tô te ouvindo bem uhum.</text:p>
      </text:section>
      <text:section text:style-name="Sect1" text:name="block-2">
        <text:p text:style-name="P2">Carlos Alberto Merlo</text:p>
        <text:p text:style-name="P1">Quantity of england. Tá me ouvindo.</text:p>
      </text:section>
      <text:section text:style-name="Sect1" text:name="block-3">
        <text:p text:style-name="P2">Fernanda</text:p>
        <text:p text:style-name="P1">So mhm hmm.</text:p>
      </text:section>
      <text:section text:style-name="Sect1" text:name="block-4">
        <text:p text:style-name="P2">Carlos Alberto Merlo</text:p>
        <text:p text:style-name="P1">Okay let's. Tirar aqui está me, ouvindo.</text:p>
      </text:section>
      <text:section text:style-name="Sect1" text:name="block-5">
        <text:p text:style-name="P2">Fernanda</text:p>
        <text:p text:style-name="P1">So te ouvindo.</text:p>
      </text:section>
      <text:section text:style-name="Sect1" text:name="block-6">
        <text:p text:style-name="P2">Carlos Alberto Merlo</text:p>
        <text:p text:style-name="P1">Beleza beleza estou te ouvindo legal. Tudo bem fernando.</text:p>
      </text:section>
      <text:section text:style-name="Sect1" text:name="block-7">
        <text:p text:style-name="P2">Fernanda</text:p>
        <text:p text:style-name="P1">Tudo bem contigo não estou, te vendo.</text:p>
      </text:section>
      <text:section text:style-name="Sect1" text:name="block-8">
        <text:p text:style-name="P2">Carlos Alberto Merlo</text:p>
        <text:p text:style-name="P1">Não está me vendo. Certeza não.</text:p>
      </text:section>
      <text:section text:style-name="Sect1" text:name="block-9">
        <text:p text:style-name="P2">Fernanda</text:p>
        <text:p text:style-name="P1">Mhm hmm so there. Só tem tua foto aqui com a, lei. Hmm hmm.</text:p>
      </text:section>
      <text:section text:style-name="Sect1" text:name="block-10">
        <text:p text:style-name="P2">Carlos Alberto Merlo</text:p>
        <text:p text:style-name="P1">Olá, estou transcrevendo esta chamada com minha extensão Tactiq AI: https://tactiq.io/r/transcribe</text:p>
      </text:section>
      <text:section text:style-name="Sect1" text:name="block-11">
        <text:p text:style-name="P2">Fernanda</text:p>
        <text:p text:style-name="P1">Mas tá bom.</text:p>
      </text:section>
      <text:section text:style-name="Sect1" text:name="block-12">
        <text:p text:style-name="P2">Carlos Alberto Merlo</text:p>
        <text:p text:style-name="P1">No, outro aqui no, outro aqui.</text:p>
      </text:section>
      <text:section text:style-name="Sect1" text:name="block-13">
        <text:p text:style-name="P2">Fernanda</text:p>
        <text:p text:style-name="P1">So short miss mm-hmm.</text:p>
      </text:section>
      <text:section text:style-name="Sect1" text:name="block-14">
        <text:p text:style-name="P2">Carlos Alberto Merlo</text:p>
        <text:p text:style-name="P1">No. Ah, peraí.</text:p>
      </text:section>
      <text:section text:style-name="Sect1" text:name="block-15">
        <text:p text:style-name="P2">Fernanda</text:p>
        <text:p text:style-name="P1">Agora que achei pronto achei.</text:p>
      </text:section>
      <text:section text:style-name="Sect1" text:name="block-16">
        <text:p text:style-name="P2">Carlos Alberto Merlo</text:p>
        <text:p text:style-name="P1">For sure. For sure tá beleza é que eu estou com o celular e com o computador. Por, isso.</text:p>
      </text:section>
      <text:section text:style-name="Sect1" text:name="block-17">
        <text:p text:style-name="P2">Fernanda</text:p>
        <text:p text:style-name="P1">Safety uh-huh. Um muito bem.</text:p>
      </text:section>
      <text:section text:style-name="Sect1" text:name="block-18">
        <text:p text:style-name="P2">Carlos Alberto Merlo</text:p>
        <text:p text:style-name="P1"><text:soft-page-break/>Uh oh eh o áudio vai pelo celular e a imagem pelo computador. É por, isso.</text:p>
      </text:section>
      <text:section text:style-name="Sect1" text:name="block-19">
        <text:p text:style-name="P2">Fernanda</text:p>
        <text:p text:style-name="P1">Double sem problemas. E aí seu carlos como é, que estão as coisas.</text:p>
      </text:section>
      <text:section text:style-name="Sect1" text:name="block-20">
        <text:p text:style-name="P2">Carlos Alberto Merlo</text:p>
        <text:p text:style-name="P1">Tá. Tranquilo. Olha, vai indo, eu estou transcrevendo isso aqui, tá.</text:p>
      </text:section>
      <text:section text:style-name="Sect1" text:name="block-21">
        <text:p text:style-name="P2">Fernanda</text:p>
        <text:p text:style-name="P1">Okay sem problema. Perfeito.</text:p>
      </text:section>
      <text:section text:style-name="Sect1" text:name="block-22">
        <text:p text:style-name="P2">Carlos Alberto Merlo</text:p>
        <text:p text:style-name="P1">Beleza então tá não vai indo vai indo fernando a gente tem. Como é que. Eu vou te dizer. Eu sou, o mesmo cara mais controlado e mais velho, ponto entendeu.</text:p>
      </text:section>
      <text:section text:style-name="Sect1" text:name="block-23">
        <text:p text:style-name="P2">Fernanda</text:p>
        <text:p text:style-name="P1">Awesome tanta experiência coisa que o passar dos anos nos proporcionam.</text:p>
      </text:section>
      <text:section text:style-name="Sect1" text:name="block-24">
        <text:p text:style-name="P2">Carlos Alberto Merlo</text:p>
        <text:p text:style-name="P1">E isso isso. É exatamente entendeu mas assim fernanda eu sabe que eu já conversei com você, lá no banco e já cheguei a falar algumas coisas, com você e tal. Mas, claro eu tu, tava trabalhando dentro do banco e isso é uma, coisa normal.</text:p>
      </text:section>
      <text:section text:style-name="Sect1" text:name="block-25">
        <text:p text:style-name="P2">Fernanda</text:p>
        <text:p text:style-name="P1">Que bom que bom. Mhm.</text:p>
      </text:section>
      <text:section text:style-name="Sect1" text:name="block-26">
        <text:p text:style-name="P2">Carlos Alberto Merlo</text:p>
        <text:p text:style-name="P1">E agora como você não está mais no, banco e tal e eu vi que você. Tá como profissional personal banker.</text:p>
      </text:section>
      <text:section text:style-name="Sect1" text:name="block-27">
        <text:p text:style-name="P2">Fernanda</text:p>
        <text:p text:style-name="P1">Bancária autônoma exatamente.</text:p>
      </text:section>
      <text:section text:style-name="Sect1" text:name="block-28">
        <text:p text:style-name="P2">Carlos Alberto Merlo</text:p>
        <text:p text:style-name="P1">Bancário autônomo então eu digo não vamos eu sempre tive essa vontade de conversar com você e, agora. Como eu estou fazendo algumas coisas relacionadas. A isso. Eu digo não eu vou conversar com a fernanda e aquele dia.</text:p>
      </text:section>
      <text:section text:style-name="Sect1" text:name="block-29">
        <text:p text:style-name="P2">Fernanda</text:p>
        <text:p text:style-name="P1">Mhm.</text:p>
      </text:section>
      <text:section text:style-name="Sect1" text:name="block-30">
        <text:p text:style-name="P2">Carlos Alberto Merlo</text:p>
        <text:p text:style-name="P1">Deu a causa da gente se encontrar, lá na loja, vamos conversar com ela. Até te peço desculpas que eu falei e vou te usar porque até me levei uma mijada da lene depois eu digo ó. É isso não não ela disse, não vou te usar era, coisa de novela lá do cara lá tem que estar falando isso pra ela.</text:p>
      </text:section>
      <text:section text:style-name="Sect1" text:name="block-31">
        <text:p text:style-name="P2">Fernanda</text:p>
        <text:p text:style-name="P1">Keep bob. Okay. Por quê. Bye até. Parece não não.</text:p>
      </text:section>
      <text:section text:style-name="Sect1" text:name="block-32">
        <text:p text:style-name="P2">Carlos Alberto Merlo</text:p>
        <text:p text:style-name="P1">Eu até pedi desculpa para ela digo não eu sei mas é assim.</text:p>
      </text:section>
      <text:section text:style-name="Sect1" text:name="block-33">
        <text:p text:style-name="P2">Fernanda</text:p>
        <text:p text:style-name="P1">Imagine. Hmm.</text:p>
      </text:section>
      <text:section text:style-name="Sect1" text:name="block-34">
        <text:p text:style-name="P2"><text:soft-page-break/>Carlos Alberto Merlo</text:p>
        <text:p text:style-name="P1">Uh uh, a fernanda é de casa eu sei, que ela, não vai levar para esse lado então.</text:p>
      </text:section>
      <text:section text:style-name="Sect1" text:name="block-35">
        <text:p text:style-name="P2">Fernanda</text:p>
        <text:p text:style-name="P1">See meu deus muito tranquilo carlos não não te preocupe.</text:p>
      </text:section>
      <text:section text:style-name="Sect1" text:name="block-36">
        <text:p text:style-name="P2">Carlos Alberto Merlo</text:p>
        <text:p text:style-name="P1">Paciência paciência mas tudo bem então tá. Beleza então assim fernando o que eu queria com você. Eu sei dei uma, olhada lá sobre o, frank você trabalha com o, frank lá né.</text:p>
      </text:section>
      <text:section text:style-name="Sect1" text:name="block-37">
        <text:p text:style-name="P2">Fernanda</text:p>
        <text:p text:style-name="P1">Diga. É na verdade a, frank é uma plataforma, né onde a gente tem dezasseis bancos parceiros e a gente trabalha com alguns produtos de crédito consórcio algumas linhas de.</text:p>
      </text:section>
      <text:section text:style-name="Sect1" text:name="block-38">
        <text:p text:style-name="P2">Carlos Alberto Merlo</text:p>
        <text:p text:style-name="P1">Sim.</text:p>
      </text:section>
      <text:section text:style-name="Sect1" text:name="block-39">
        <text:p text:style-name="P2">Fernanda</text:p>
        <text:p text:style-name="P1">De seguro. Né não é todo leque que uma agência bancária consegue, fornecer mas a gente tem parceiros bem substanciais né bancos grandes.</text:p>
      </text:section>
      <text:section text:style-name="Sect1" text:name="block-40">
        <text:p text:style-name="P2">Carlos Alberto Merlo</text:p>
        <text:p text:style-name="P1">Mhm hmm.</text:p>
      </text:section>
      <text:section text:style-name="Sect1" text:name="block-41">
        <text:p text:style-name="P2">Fernanda</text:p>
        <text:p text:style-name="P1">Santander bradesco itaú a gente só não trabalha com cooperativa e com banco público com esses a gente não tem parceria e aí a gente tem os outros fundos e, os outros, parceiros que daí.</text:p>
      </text:section>
      <text:section text:style-name="Sect1" text:name="block-42">
        <text:p text:style-name="P2">Carlos Alberto Merlo</text:p>
        <text:p text:style-name="P1">Mhm.</text:p>
      </text:section>
      <text:section text:style-name="Sect1" text:name="block-43">
        <text:p text:style-name="P2">Fernanda</text:p>
        <text:p text:style-name="P1">Vão buscando as oportunidades, conforme o, apetite de mercado deles.</text:p>
      </text:section>
      <text:section text:style-name="Sect1" text:name="block-44">
        <text:p text:style-name="P2">Carlos Alberto Merlo</text:p>
        <text:p text:style-name="P1">Sim e aí eu te pergunto eu sei que é difícil da gente falar. Do nosso próprio trabalho mas. Como é, que está, esse tipo de negócio você em si no dia a dia na produção o que tu me diz disso, aí.</text:p>
      </text:section>
      <text:section text:style-name="Sect1" text:name="block-45">
        <text:p text:style-name="P2">Fernanda</text:p>
        <text:p text:style-name="P1">Tudo diz em termos de geração, de negócio.</text:p>
      </text:section>
      <text:section text:style-name="Sect1" text:name="block-46">
        <text:p text:style-name="P2">Carlos Alberto Merlo</text:p>
        <text:p text:style-name="P1">Isso pra você, tá bom pra você.</text:p>
      </text:section>
      <text:section text:style-name="Sect1" text:name="block-47">
        <text:p text:style-name="P2">Fernanda</text:p>
        <text:p text:style-name="P1">Assim não tá bom mas, eu entendo que eu também estou começando a gente tem, um prazo de maturação.</text:p>
      </text:section>
      <text:section text:style-name="Sect1" text:name="block-48">
        <text:p text:style-name="P2">Carlos Alberto Merlo</text:p>
        <text:p text:style-name="P1">Quanto tempo tu faz.</text:p>
      </text:section>
      <text:section text:style-name="Sect1" text:name="block-49">
        <text:p text:style-name="P2">Fernanda</text:p>
        <text:p text:style-name="P1">Fazem três meses que eu estou efetivamente trabalhando com isso e a gente, tem, um prazo de maturação de uns seis meses, que é o que eles colocam para.</text:p>
      </text:section>
      <text:section text:style-name="Sect1" text:name="block-50">
        <text:p text:style-name="P2"><text:soft-page-break/>Carlos Alberto Merlo</text:p>
        <text:p text:style-name="P1">Ah legal.</text:p>
      </text:section>
      <text:section text:style-name="Sect1" text:name="block-51">
        <text:p text:style-name="P2">Fernanda</text:p>
        <text:p text:style-name="P1">Para que efetivamente ele, aconteça em si porque. Eu tinha uma carteira de clientes que já trabalhava comigo no santander. Mas, eu não estou trabalhando muito com essa carteira tenho alguns clientes que estão cientes que eu repassei algumas coisas. Mas eu estou buscando mais investidores mais clientes novos. Aí, eu tenho uma sócia. Que era ex gerente geral da, agência do bradesco aqui de balneário camboriú. E aí a gente trabalha junto ela fica na parte mais. De vendas no contato mais direto com o cliente até porque ela, tinha uma carteira mais ativa de clientes eu já tinha deixado de ser gerente de conta eu já fazia uns dois anos mais ou, menos, ali no santander então meu contato não era tão ativo com esses clientes.</text:p>
      </text:section>
      <text:section text:style-name="Sect1" text:name="block-52">
        <text:p text:style-name="P3">É só mesmo mais de, longa data que já conheciam e já sabiam que eu estou retomando os contatos. E em cima disso a gente tem feito algumas propostas tem alguns negócios que estão sim sendo efetivados.</text:p>
      </text:section>
      <text:section text:style-name="Sect1" text:name="block-53">
        <text:p text:style-name="P2">Carlos Alberto Merlo</text:p>
        <text:p text:style-name="P1">Mhm.</text:p>
      </text:section>
      <text:section text:style-name="Sect1" text:name="block-54">
        <text:p text:style-name="P2">Fernanda</text:p>
        <text:p text:style-name="P1">Mas. Dentro ainda desse prazo de maturação não posso, te dizer que hoje eu. Não estou sobrevivendo disso não posso, considerar ainda uma, fonte de renda, fixa até porque.</text:p>
      </text:section>
      <text:section text:style-name="Sect1" text:name="block-55">
        <text:p text:style-name="P2">Carlos Alberto Merlo</text:p>
        <text:p text:style-name="P1">Sim sim.</text:p>
      </text:section>
      <text:section text:style-name="Sect1" text:name="block-56">
        <text:p text:style-name="P2">Fernanda</text:p>
        <text:p text:style-name="P1">É uma, modalidade de. De profissão onde a gente, recebe um comissionamento em cima, de cada operação que é liberada exclusivamente então não tem um valor fixo mensal nada eu dependo da liberação da operação.</text:p>
      </text:section>
      <text:section text:style-name="Sect1" text:name="block-57">
        <text:p text:style-name="P2">Carlos Alberto Merlo</text:p>
        <text:p text:style-name="P1">Mhm hmm.</text:p>
      </text:section>
      <text:section text:style-name="Sect1" text:name="block-58">
        <text:p text:style-name="P2">Fernanda</text:p>
        <text:p text:style-name="P1">Para ter, um comissionamento.</text:p>
      </text:section>
      <text:section text:style-name="Sect1" text:name="block-59">
        <text:p text:style-name="P2">Carlos Alberto Merlo</text:p>
        <text:p text:style-name="P1">Hmm tá é. E tu, tava trabalhando, com a plataforma essa, frank né.</text:p>
      </text:section>
      <text:section text:style-name="Sect1" text:name="block-60">
        <text:p text:style-name="P2">Fernanda</text:p>
        <text:p text:style-name="P1">Isso.</text:p>
      </text:section>
      <text:section text:style-name="Sect1" text:name="block-61">
        <text:p text:style-name="P2">Carlos Alberto Merlo</text:p>
        <text:p text:style-name="P1">E o que você, já domina, essa plataforma me conta um pouquinho sobre isso desculpa, eu vou te fazer, algumas perguntas para depois eu desenrolar aqui tá.</text:p>
      </text:section>
      <text:section text:style-name="Sect1" text:name="block-62">
        <text:p text:style-name="P2">Fernanda</text:p>
        <text:p text:style-name="P1">Tá bom não tem problema. Eu confio em ti fica tranquilo.</text:p>
      </text:section>
      <text:section text:style-name="Sect1" text:name="block-63">
        <text:p text:style-name="P2">Carlos Alberto Merlo</text:p>
        <text:p text:style-name="P1">Mas não te preocupa que a proposta é para os dois ganharem. Tá bom que bom.</text:p>
      </text:section>
      <text:section text:style-name="Sect1" text:name="block-64">
        <text:p text:style-name="P2"><text:soft-page-break/>Fernanda</text:p>
        <text:p text:style-name="P1">Eu fui conhecer a, frank em florianópolis antes, de me filiar. Ela em termos de sistema, eu que já trabalhei numa, agência, bancária, é bem diferente. O modelo, que eles utilizam de, sistema que nós personalbankers temos, acesso é bem diferente do que um gerente de, conta tem acesso numa agência até porque, tem toda uma lei geral de, proteção de. Dados de, acesso. Tem muita coisa que vem pronta no sistema. Do banco né e.</text:p>
      </text:section>
      <text:section text:style-name="Sect1" text:name="block-65">
        <text:p text:style-name="P2">Carlos Alberto Merlo</text:p>
        <text:p text:style-name="P1">Mhm.</text:p>
      </text:section>
      <text:section text:style-name="Sect1" text:name="block-66">
        <text:p text:style-name="P2">Fernanda</text:p>
        <text:p text:style-name="P1">Já com análises que o próprio sistema, faz com alertas isso a gente, não tem na frank a gente, consegue. Colocar propostas auxiliar o cliente a colocar a documentação quando necessário quando em andamento a proposta. Nós conseguimos gerar material de marketing para divulgar o nosso trabalho conseguimos acessar alguns produtos mas. Limitantes assim por exemplo um cliente que viesse fazer uma cotação comigo no banco. Eu já? Conseguia? Dar pelo número? Do cpf dele. Quais os produtos que ele tinha pré aprovado que taxa que eu conseguiria num primeiro momento para ele. E a evolução disso das sim eu entraria com uma defesa de crédito alguma coisa diferente para buscar alguma taxa alguma coisa diferente. Na, frank não. Eu não tenho nada do cliente no sistema.</text:p>
      </text:section>
      <text:section text:style-name="Sect1" text:name="block-67">
        <text:p text:style-name="P3">Então eu dependo, de fazer o contato com o cliente ele dá um primeiro aceite. Pela lei de, proteção de. Dados autorizando a. A, frank ia fazer, as validações da proposta aí, ele encaminha toda, a documentação para mim. Para eu divulgar, entre, os parceiros. Para daí entre, os parceiros receber uma devolutiva para daí eles poderem, para eu poder repassar para o cliente o que foi aprovado o que, não foi ponderar. A respeito de cada proposta no caso.</text:p>
      </text:section>
      <text:section text:style-name="Sect1" text:name="block-68">
        <text:p text:style-name="P2">Carlos Alberto Merlo</text:p>
        <text:p text:style-name="P1">Vai tu coloca essa proposta na mesa e aí, eles te ajudam a buscar. Ou a fornecer uma, proposta mais concisa ou.</text:p>
      </text:section>
      <text:section text:style-name="Sect1" text:name="block-69">
        <text:p text:style-name="P2">Fernanda</text:p>
        <text:p text:style-name="P1">S.</text:p>
      </text:section>
      <text:section text:style-name="Sect1" text:name="block-70">
        <text:p text:style-name="P2">Carlos Alberto Merlo</text:p>
        <text:p text:style-name="P1">Uma coisa um pouco mais elaborada dentro do sistema deles claro. Para você apresentar, para o teu cliente é isso.</text:p>
      </text:section>
      <text:section text:style-name="Sect1" text:name="block-71">
        <text:p text:style-name="P2">Fernanda</text:p>
        <text:p text:style-name="P1">Isso. Sendo mais específico assim pra ti, talvez entenda, um pouquinho melhor por exemplo uma proposta de crédito imobiliário a pessoa quer comprar um, imóvel, tá. Eu encaminho para a, mesa. Todos os documentos do cliente.</text:p>
      </text:section>
      <text:section text:style-name="Sect1" text:name="block-72">
        <text:p text:style-name="P2">Carlos Alberto Merlo</text:p>
        <text:p text:style-name="P1">See!</text:p>
      </text:section>
      <text:section text:style-name="Sect1" text:name="block-73">
        <text:p text:style-name="P2">Fernanda</text:p>
        <text:p text:style-name="P1">Comprovante de endereço comprovante de renda rg. Se for casado todos esses documentos de cadastro.</text:p>
      </text:section>
      <text:section text:style-name="Sect1" text:name="block-74">
        <text:p text:style-name="P2">Carlos Alberto Merlo</text:p>
        <text:p text:style-name="P1">Cadastro.</text:p>
      </text:section>
      <text:section text:style-name="Sect1" text:name="block-75">
        <text:p text:style-name="P2"><text:soft-page-break/>Fernanda</text:p>
        <text:p text:style-name="P1">Aí eles encaminham essa documentação com a operação para os parceiros.</text:p>
      </text:section>
      <text:section text:style-name="Sect1" text:name="block-76">
        <text:p text:style-name="P2">Carlos Alberto Merlo</text:p>
        <text:p text:style-name="P1">King que é, os parceiros. Os bancos tá.</text:p>
      </text:section>
      <text:section text:style-name="Sect1" text:name="block-77">
        <text:p text:style-name="P2">Fernanda</text:p>
        <text:p text:style-name="P1">Aí os parceiros do santander o itaú, a. It was entendeu aí eles devolvem pra, frank dizendo ok nós conseguimos fazer para esse cliente nessa nessa e nessa condição.</text:p>
      </text:section>
      <text:section text:style-name="Sect1" text:name="block-78">
        <text:p text:style-name="P2">Carlos Alberto Merlo</text:p>
        <text:p text:style-name="P1">Bye.</text:p>
      </text:section>
      <text:section text:style-name="Sect1" text:name="block-79">
        <text:p text:style-name="P2">Fernanda</text:p>
        <text:p text:style-name="P1">Aí de todos os parceiros eu recebo a devolução e aí eu vou sentar com o meu cliente final e vou ponderar com ele a respeito de cada proposta.</text:p>
      </text:section>
      <text:section text:style-name="Sect1" text:name="block-80">
        <text:p text:style-name="P2">Carlos Alberto Merlo</text:p>
        <text:p text:style-name="P1">Tá deixa eu te cortar não, sei se tu vai continuar aí mas, deixa eu te cortar pra te fazer uma pergunta. Os parceiros vocês têm acesso aos parceiros ou é só através deles.</text:p>
      </text:section>
      <text:section text:style-name="Sect1" text:name="block-81">
        <text:p text:style-name="P2">Fernanda</text:p>
        <text:p text:style-name="P1">Dica. Não eu tenho eu fernanda não tenho acesso. Mas, eu tenho uma mesa dentro, da frente a, frank é um prédio de, três andares que, tem lá no bairro de coqueiros em florianópolis. Tem, uma sala, lá de duzentos, metros, quadrados, que é só, de crédito, imobiliário. Dentro dessa sala, de duzentos metros quadrados tem umas vinte pessoas. Essas vinte pessoas falam com o banco parceiro. Eu personalbanker não. E aí eu tenho, acesso a essa mesa, cada personal banker tem o que eles chamam de um gerente, de sucesso.</text:p>
      </text:section>
      <text:section text:style-name="Sect1" text:name="block-82">
        <text:p text:style-name="P2">Carlos Alberto Merlo</text:p>
        <text:p text:style-name="P1">Ah é.</text:p>
      </text:section>
      <text:section text:style-name="Sect1" text:name="block-83">
        <text:p text:style-name="P2">Fernanda</text:p>
        <text:p text:style-name="P1">É um contato meu com, um suporte. Então assim todas as demandas que eu tenho aqui na ponta eu aciono esse meu contato na, frank e ele distribui entre, as áreas, da frank porque tem, uma sala, lá de, duzentos, metros, de crédito, imobiliário tem, outra sala, só, de, seguros, tem, outra sala só de home equity.</text:p>
      </text:section>
      <text:section text:style-name="Sect1" text:name="block-84">
        <text:p text:style-name="P2">Carlos Alberto Merlo</text:p>
        <text:p text:style-name="P1">Sim.</text:p>
      </text:section>
      <text:section text:style-name="Sect1" text:name="block-85">
        <text:p text:style-name="P2">Fernanda</text:p>
        <text:p text:style-name="P1">Então eles têm dentro da, frank os especialistas. Que falam com esses parceiros e a gente tem de tempos em tempos treinamentos reuniões workshops. Que esses, parceiros vêm até a, frank para divulgar também o produto deles.</text:p>
      </text:section>
      <text:section text:style-name="Sect1" text:name="block-86">
        <text:p text:style-name="P2">Carlos Alberto Merlo</text:p>
        <text:p text:style-name="P1">Mhm tá deixa eu te perguntar. Você fernanda. Caso não tivesse a, frankie. Você teria. A possibilidade, de. Abrir esses, parceiros.</text:p>
      </text:section>
      <text:section text:style-name="Sect1" text:name="block-87">
        <text:p text:style-name="P2">Fernanda</text:p>
        <text:p text:style-name="P1">No que eu conheça não.</text:p>
      </text:section>
      <text:section text:style-name="Sect1" text:name="block-88">
        <text:p text:style-name="P2">Carlos Alberto Merlo</text:p>
        <text:p text:style-name="P1"><text:soft-page-break/>Four. Por quê.</text:p>
      </text:section>
      <text:section text:style-name="Sect1" text:name="block-89">
        <text:p text:style-name="P2">Fernanda</text:p>
        <text:p text:style-name="P1">Por exemplo santander eu só posso, operar se eu for funcionário.</text:p>
      </text:section>
      <text:section text:style-name="Sect1" text:name="block-90">
        <text:p text:style-name="P2">Carlos Alberto Merlo</text:p>
        <text:p text:style-name="P1">Mas, você sabe quem que é. A pessoa do contato do santander.</text:p>
      </text:section>
      <text:section text:style-name="Sect1" text:name="block-91">
        <text:p text:style-name="P2">Fernanda</text:p>
        <text:p text:style-name="P1">Is it.</text:p>
      </text:section>
      <text:section text:style-name="Sect1" text:name="block-92">
        <text:p text:style-name="P2">Carlos Alberto Merlo</text:p>
        <text:p text:style-name="P1">Para fazer, isso.</text:p>
      </text:section>
      <text:section text:style-name="Sect1" text:name="block-93">
        <text:p text:style-name="P2">Fernanda</text:p>
        <text:p text:style-name="P1">No eu enquanto agência tinha um contato por exemplo numa mesa, de negócios lá da. Que validava as operações de, crédito, do crédito, imobiliário lá em são, paulo.</text:p>
      </text:section>
      <text:section text:style-name="Sect1" text:name="block-94">
        <text:p text:style-name="P2">Carlos Alberto Merlo</text:p>
        <text:p text:style-name="P1">So.</text:p>
      </text:section>
      <text:section text:style-name="Sect1" text:name="block-95">
        <text:p text:style-name="P2">Fernanda</text:p>
        <text:p text:style-name="P1">Eu tinha esse contato só, que se eu não tenho o sistema. Do, banco para operar para colocar essa proposta dentro do sistema não adianta, nada eu ter o contato lá.</text:p>
      </text:section>
      <text:section text:style-name="Sect1" text:name="block-96">
        <text:p text:style-name="P2">Carlos Alberto Merlo</text:p>
        <text:p text:style-name="P1">Mhm.</text:p>
      </text:section>
      <text:section text:style-name="Sect1" text:name="block-97">
        <text:p text:style-name="P2">Fernanda</text:p>
        <text:p text:style-name="P1">E, a estrutura das empresas é um pouco diferente então assim eu posso ter uma, estrutura para atender rede de agências uma, estrutura para atender. Correspondentes bancários outra estrutura para atender personal bankers. Então depende de como a empresa está estruturada também talvez mesmo que eu, hoje operando com a, frank se eu tentasse fazer, um contato direto com a mesa de crédito imobiliária do santander. Ela fosse me dizer assim não adianta, porque eu estou, a tua mesa quem atende, a tua mesa é. Um outro canal. Não tenho acesso a, tua proposta aqui, que é o que acontecia quando os clientes de correspondente bancário porque às vezes os clientes não contratavam crédito imobiliário direto na agência contratavam nos correspondentes bancários né.</text:p>
      </text:section>
      <text:section text:style-name="Sect1" text:name="block-98">
        <text:p text:style-name="P3">Eles vinham até a agência, para a gente tentar resolver alguma coisa muitas vezes eu não conseguia resolver porque era, um canal diferente de atendimento que não chegava na estrutura, da agência.</text:p>
      </text:section>
      <text:section text:style-name="Sect1" text:name="block-99">
        <text:p text:style-name="P2">Carlos Alberto Merlo</text:p>
        <text:p text:style-name="P1">Sim. Sim. O gerente oitocentos.</text:p>
      </text:section>
      <text:section text:style-name="Sect1" text:name="block-100">
        <text:p text:style-name="P2">Fernanda</text:p>
        <text:p text:style-name="P1">Que, estão os bancos, estão migrando para isso, no caso, né.</text:p>
      </text:section>
      <text:section text:style-name="Sect1" text:name="block-101">
        <text:p text:style-name="P2">Carlos Alberto Merlo</text:p>
        <text:p text:style-name="P1">Yes uh huh tá agora eu queria que você se posicionasse como uma nova, frank. A fernanda fernanda, frank. Tá.</text:p>
      </text:section>
      <text:section text:style-name="Sect1" text:name="block-102">
        <text:p text:style-name="P2">Fernanda</text:p>
        <text:p text:style-name="P1">Mhm hmm.</text:p>
      </text:section>
      <text:section text:style-name="Sect1" text:name="block-103">
        <text:p text:style-name="P2"><text:soft-page-break/>Carlos Alberto Merlo</text:p>
        <text:p text:style-name="P1">Qual você chegou, a vislumbrar. A possibilidade de criar uma, frank você.</text:p>
      </text:section>
      <text:section text:style-name="Sect1" text:name="block-104">
        <text:p text:style-name="P2">Fernanda</text:p>
        <text:p text:style-name="P1">Realmente. Não não cheguei a pensar nisso. O mais próximo que eu cheguei foi essa, sociedade que eu montei com a minha amiga que eu te disse que aqui amanhã depois se, a gente, resolver se expandir trazer outros personagens bankers pra gente.</text:p>
      </text:section>
      <text:section text:style-name="Sect1" text:name="block-105">
        <text:p text:style-name="P2">Carlos Alberto Merlo</text:p>
        <text:p text:style-name="P1">Pô.</text:p>
      </text:section>
      <text:section text:style-name="Sect1" text:name="block-106">
        <text:p text:style-name="P2">Fernanda</text:p>
        <text:p text:style-name="P1">A gente formaria uma, estrutura tipo da xp né que daí, ele tem os escritórios de mercado mas operando sempre na plataforma da, frank né.</text:p>
      </text:section>
      <text:section text:style-name="Sect1" text:name="block-107">
        <text:p text:style-name="P2">Carlos Alberto Merlo</text:p>
        <text:p text:style-name="P1">Sim. Mhm hmm see.</text:p>
      </text:section>
      <text:section text:style-name="Sect1" text:name="block-108">
        <text:p text:style-name="P2">Fernanda</text:p>
        <text:p text:style-name="P1">Teoricamente baseado na pergunta que tu, me fez. Eu não sei. Se operacionalmente isso seria, viável. Eu fernanda, consigo.</text:p>
      </text:section>
      <text:section text:style-name="Sect1" text:name="block-109">
        <text:p text:style-name="P2">Carlos Alberto Merlo</text:p>
        <text:p text:style-name="P1">Por quê.</text:p>
      </text:section>
      <text:section text:style-name="Sect1" text:name="block-110">
        <text:p text:style-name="P2">Fernanda</text:p>
        <text:p text:style-name="P1">And. Criar uma plataforma. Como que eu vou ter esse, acesso a todos os parceiros.</text:p>
      </text:section>
      <text:section text:style-name="Sect1" text:name="block-111">
        <text:p text:style-name="P2">Carlos Alberto Merlo</text:p>
        <text:p text:style-name="P1">Mhm.</text:p>
      </text:section>
      <text:section text:style-name="Sect1" text:name="block-112">
        <text:p text:style-name="P2">Fernanda</text:p>
        <text:p text:style-name="P1">Como que eu chegaria a ter ele vou bater na porta de cada um pedir. Para fazer, a parceria como que. Isso seria. Operacionalizado para a gente conseguir realmente fazer.</text:p>
      </text:section>
      <text:section text:style-name="Sect1" text:name="block-113">
        <text:p text:style-name="P2">Carlos Alberto Merlo</text:p>
        <text:p text:style-name="P1">Mhm tá e nesse sentido tu sabe qual é que, é o kenai da, frank.</text:p>
      </text:section>
      <text:section text:style-name="Sect1" text:name="block-114">
        <text:p text:style-name="P2">Fernanda</text:p>
        <text:p text:style-name="P1">No.</text:p>
      </text:section>
      <text:section text:style-name="Sect1" text:name="block-115">
        <text:p text:style-name="P2">Carlos Alberto Merlo</text:p>
        <text:p text:style-name="P1">No.</text:p>
      </text:section>
      <text:section text:style-name="Sect1" text:name="block-116">
        <text:p text:style-name="P2">Fernanda</text:p>
        <text:p text:style-name="P1">No say. Deixa eu ver até, se eu tenho cnpj que eu, apaixonou nem ter aqui.</text:p>
      </text:section>
      <text:section text:style-name="Sect1" text:name="block-117">
        <text:p text:style-name="P2">Carlos Alberto Merlo</text:p>
        <text:p text:style-name="P1">Se você puder. Me, dar o cnpj eu, agradeço.</text:p>
      </text:section>
      <text:section text:style-name="Sect1" text:name="block-118">
        <text:p text:style-name="P2">Fernanda</text:p>
        <text:p text:style-name="P1">Mhm hmm eu vejo eu te passo, pode deixar já estou dando uma olhada que o senhor achar agora eu já passo.</text:p>
      </text:section>
      <text:section text:style-name="Sect1" text:name="block-119">
        <text:p text:style-name="P2"><text:soft-page-break/>Carlos Alberto Merlo</text:p>
        <text:p text:style-name="P1">Tá beleza então tá vamos seguindo então. E, se. E se o carlos fornecesse toda a parte de sistemas. Para operacionar uma, frank fernanda.</text:p>
      </text:section>
      <text:section text:style-name="Sect1" text:name="block-120">
        <text:p text:style-name="P2">Fernanda</text:p>
        <text:p text:style-name="P1">City é, bem interessante. Porque aí eu não dependo da intermediação de outra eu consigo fazer o contato direto com o parceiro.</text:p>
      </text:section>
      <text:section text:style-name="Sect1" text:name="block-121">
        <text:p text:style-name="P2">Carlos Alberto Merlo</text:p>
        <text:p text:style-name="P1">Isso isso é isso que eu queria, entender se você tem todo, vamos dizer assim se você tem todo, o sistema e o aplicativo igual uma, frank.</text:p>
      </text:section>
      <text:section text:style-name="Sect1" text:name="block-122">
        <text:p text:style-name="P2">Fernanda</text:p>
        <text:p text:style-name="P1">Mhm.</text:p>
      </text:section>
      <text:section text:style-name="Sect1" text:name="block-123">
        <text:p text:style-name="P2">Carlos Alberto Merlo</text:p>
        <text:p text:style-name="P1">Você poderá ser um concorrente deles. É isso. Teoricamente sim é isso eu estou falando fernanda com base que você está me falando e o que, eu pesquisei tá eu não fui mais a fundo.</text:p>
      </text:section>
      <text:section text:style-name="Sect1" text:name="block-124">
        <text:p text:style-name="P2">Fernanda</text:p>
        <text:p text:style-name="P1">Theyoricamente assim aham. Mhm. Tá bom. Não perfeito eu estou dizendo te dizendo, também o que eu entendo, na prática né agora vamos fazer as ponderações depois necessárias para ver realmente a viabilidade disso mas.</text:p>
      </text:section>
      <text:section text:style-name="Sect1" text:name="block-125">
        <text:p text:style-name="P2">Carlos Alberto Merlo</text:p>
        <text:p text:style-name="P1">But. Sim aham. Isso você partindo desse, princípio há interesse da tua parte. Em fazer, a operacionalização e a mentoria. Nesse sentido e a parte e eu entrar com o sistema.</text:p>
      </text:section>
      <text:section text:style-name="Sect1" text:name="block-126">
        <text:p text:style-name="P2">Fernanda</text:p>
        <text:p text:style-name="P1">Acho que sim acho que pode ser uma, alternativa é.</text:p>
      </text:section>
      <text:section text:style-name="Sect1" text:name="block-127">
        <text:p text:style-name="P2">Carlos Alberto Merlo</text:p>
        <text:p text:style-name="P1">Eu sei que eu sou bem tu sabe tu, me conhece né eu sou bem direto e objetivo.</text:p>
      </text:section>
      <text:section text:style-name="Sect1" text:name="block-128">
        <text:p text:style-name="P2">Fernanda</text:p>
        <text:p text:style-name="P1">Direto. Perfeito perfeito.</text:p>
      </text:section>
      <text:section text:style-name="Sect1" text:name="block-129">
        <text:p text:style-name="P2">Carlos Alberto Merlo</text:p>
        <text:p text:style-name="P1">É bem isso aí o que eu estou, fazendo, hoje eu vou falar. Um pouquinho de mim agora tá.</text:p>
      </text:section>
      <text:section text:style-name="Sect1" text:name="block-130">
        <text:p text:style-name="P2">Fernanda</text:p>
        <text:p text:style-name="P1">Diga.</text:p>
      </text:section>
      <text:section text:style-name="Sect1" text:name="block-131">
        <text:p text:style-name="P2">Carlos Alberto Merlo</text:p>
        <text:p text:style-name="P1">Tu sabe, que eu tirei uns longos, anos de férias.</text:p>
      </text:section>
      <text:section text:style-name="Sect1" text:name="block-132">
        <text:p text:style-name="P2">Fernanda</text:p>
        <text:p text:style-name="P1">Hmm.</text:p>
      </text:section>
      <text:section text:style-name="Sect1" text:name="block-133">
        <text:p text:style-name="P2">Carlos Alberto Merlo</text:p>
        <text:p text:style-name="P1">Eu criei, um ganho ali com imóveis e tal algumas coisas assim e tal vendia os lojas os negócios que eu tinha e tal, e fiquei de férias, um bom, tempo fiz a prova da oab passei.</text:p>
      </text:section>
      <text:section text:style-name="Sect1" text:name="block-134">
        <text:p text:style-name="P2"><text:soft-page-break/>Fernanda</text:p>
        <text:p text:style-name="P1">Mhm hmm.</text:p>
      </text:section>
      <text:section text:style-name="Sect1" text:name="block-135">
        <text:p text:style-name="P2">Carlos Alberto Merlo</text:p>
        <text:p text:style-name="P1">Trabalhei um pouquinho, não gostei fiz outra coisa, ciência de dados sou formado em, ciência de dados. Technically ciência de dados, também desde dois mil e dezanove, comecei a criar assistentes, virtuais. Blah, blah blah blah blah blah blah blah blah enfim, depois eu fui corretor de, imóveis. Aliás corretor de imóveis na realidade também não estou trabalhando com isso aluguei uma sala que eu tenho aqui embaixo para um corretor para ele fazendo, ponto essas coisas assim então o que eu estou focado hoje.</text:p>
      </text:section>
      <text:section text:style-name="Sect1" text:name="block-136">
        <text:p text:style-name="P2">Fernanda</text:p>
        <text:p text:style-name="P1">Mhm mhm.</text:p>
      </text:section>
      <text:section text:style-name="Sect1" text:name="block-137">
        <text:p text:style-name="P2">Carlos Alberto Merlo</text:p>
        <text:p text:style-name="P1">Hoje eu desenvolvo sistemas. Se você quiser o sistema. Por. Exemplo eu estou fazendo o sistema de luta. Did my thai, de jiu jitsu de qualquer luta eu estou, fazendo um sistema para eles. Da academias e de luta livre ou, escambau estou, fazendo, isso eu estou, fazendo sistema para a questão, de. De tokenização imobiliária. É uma, forma de financiamento, através, de criptomoedas.</text:p>
      </text:section>
      <text:section text:style-name="Sect1" text:name="block-138">
        <text:p text:style-name="P2">Fernanda</text:p>
        <text:p text:style-name="P1">Mhm hmm.</text:p>
      </text:section>
      <text:section text:style-name="Sect1" text:name="block-139">
        <text:p text:style-name="P2">Carlos Alberto Merlo</text:p>
        <text:p text:style-name="P1">Eu estou, fazendo plataforma de, pitch incubadora. Aceleradora e não me lembro, mais o que sou para startups então são várias coisas que eu estou fazendo. E nessas várias coisas nessas várias coisas que eu criei. Eu também sou especialista em blockchain. Já ouviu falar em blockchain.</text:p>
      </text:section>
      <text:section text:style-name="Sect1" text:name="block-140">
        <text:p text:style-name="P2">Fernanda</text:p>
        <text:p text:style-name="P1">Mhm yeah.</text:p>
      </text:section>
      <text:section text:style-name="Sect1" text:name="block-141">
        <text:p text:style-name="P2">Carlos Alberto Merlo</text:p>
        <text:p text:style-name="P1">Isso eu sou, especialista, em blockchain tudo a, ver com a, auto organização. Então assim fernanda hoje eu sou, especialista em blockchain. E inteligência artificial.</text:p>
      </text:section>
      <text:section text:style-name="Sect1" text:name="block-142">
        <text:p text:style-name="P2">Fernanda</text:p>
        <text:p text:style-name="P1">Mhm hmm.</text:p>
      </text:section>
      <text:section text:style-name="Sect1" text:name="block-143">
        <text:p text:style-name="P2">Carlos Alberto Merlo</text:p>
        <text:p text:style-name="P1">He's, pericerista, que eu digo, cinco anos seis anos no máximo, sete anos tá.</text:p>
      </text:section>
      <text:section text:style-name="Sect1" text:name="block-144">
        <text:p text:style-name="P2">Fernanda</text:p>
        <text:p text:style-name="P1">Mhm hmm.</text:p>
      </text:section>
      <text:section text:style-name="Sect1" text:name="block-145">
        <text:p text:style-name="P2">Carlos Alberto Merlo</text:p>
        <text:p text:style-name="P1">Englobando as duas coisas. Vindo de lá de, trás que, antes de ter, salão de, cabeleireiro eu já trabalhava com isso.</text:p>
      </text:section>
      <text:section text:style-name="Sect1" text:name="block-146">
        <text:p text:style-name="P2">Fernanda</text:p>
        <text:p text:style-name="P1">Tough.</text:p>
      </text:section>
      <text:section text:style-name="Sect1" text:name="block-147">
        <text:p text:style-name="P2">Carlos Alberto Merlo</text:p>
        <text:p text:style-name="P1"><text:soft-page-break/>Então assim eu estou com experiência de cinco anos então hoje. Youtube, terminando uma plataforma. De agentes. De inteligência artificial. Agentes virtuais de, inteligência artificial então, são, vários agentes eu tenho vários agentes agentes jurídico, agente de. Tokenização imobiliária agente de hospedagem com diárias em criptomoedas. Eu tenho treze agentes, hoje. Inclusive baseado no, meu conhecimento relacionado a, frankie eu já criei, um agente financeiro. Parecido com o que a, frank faz. O que eu coloquei a mais não está, rodando ainda esse eu estou em teste. Por, isso que eu também estou conversando com você para ver o direcionamento, que eu vou tomar.</text:p>
      </text:section>
      <text:section text:style-name="Sect1" text:name="block-148">
        <text:p text:style-name="P2">Fernanda</text:p>
        <text:p text:style-name="P1">Mhm.</text:p>
      </text:section>
      <text:section text:style-name="Sect1" text:name="block-149">
        <text:p text:style-name="P2">Carlos Alberto Merlo</text:p>
        <text:p text:style-name="P1">Relacionado a isso então assim hoje. A minha expertise é trabalhar com, inteligência artificial e agentes de iar que, chamam né.</text:p>
      </text:section>
      <text:section text:style-name="Sect1" text:name="block-150">
        <text:p text:style-name="P2">Fernanda</text:p>
        <text:p text:style-name="P1">Mhm hmm.</text:p>
      </text:section>
      <text:section text:style-name="Sect1" text:name="block-151">
        <text:p text:style-name="P2">Carlos Alberto Merlo</text:p>
        <text:p text:style-name="P1">O nome, bonito que todo mundo chama é, agente de, a. É um cheque jepiti misturado com um gemini da google várias, inteligências artificial que você faz um bolo.</text:p>
      </text:section>
      <text:section text:style-name="Sect1" text:name="block-152">
        <text:p text:style-name="P2">Fernanda</text:p>
        <text:p text:style-name="P1">Mhm.</text:p>
      </text:section>
      <text:section text:style-name="Sect1" text:name="block-153">
        <text:p text:style-name="P2">Carlos Alberto Merlo</text:p>
        <text:p text:style-name="P1">E, você tem um agente virtual. O que o agente virtual, faz que todo mundo faz é aqueles que custam do chat de piti.</text:p>
      </text:section>
      <text:section text:style-name="Sect1" text:name="block-154">
        <text:p text:style-name="P2">Fernanda</text:p>
        <text:p text:style-name="P1">Perfect.</text:p>
      </text:section>
      <text:section text:style-name="Sect1" text:name="block-155">
        <text:p text:style-name="P2">Carlos Alberto Merlo</text:p>
        <text:p text:style-name="P1">Não é isso eu desenvolvi em cima do código porque eu já venho fazendo isso desde dois mil e vinte então, eu desenvolvi em cima do código, eu tenho o. Ou, a propriedade do código em si. A chefe de piti eu até consulto ele. Mas eu tenho a propriedade do código então. Essa é a minha expertise. Hoje por, isso que eu estou chegando em você e falando sobre isso.</text:p>
      </text:section>
      <text:section text:style-name="Sect1" text:name="block-156">
        <text:p text:style-name="P2">Fernanda</text:p>
        <text:p text:style-name="P1">Mhm hmm.</text:p>
      </text:section>
      <text:section text:style-name="Sect1" text:name="block-157">
        <text:p text:style-name="P2">Carlos Alberto Merlo</text:p>
        <text:p text:style-name="P1">Que eu, gostaria, de fazer um agente que já tem ele, meio caminho andado. Relacionado a. Isso personal banker. Gueto aí de pagamento, quantas apagarem a, receber essas, coisas que envolvem o financeiro. E aí a primeira pessoa que eu pensei foi você então, eu queria, que você, me dissesse. Faz sentido o que eu falei.</text:p>
      </text:section>
      <text:section text:style-name="Sect1" text:name="block-158">
        <text:p text:style-name="P2">Fernanda</text:p>
        <text:p text:style-name="P1">Cause eu acho que faz todo sentido como eu te falei porque eu acho que agilizaria muito. A gente não depender. Desse intermediário para fazer essa, ponte.</text:p>
      </text:section>
      <text:section text:style-name="Sect1" text:name="block-159">
        <text:p text:style-name="P2">Carlos Alberto Merlo</text:p>
        <text:p text:style-name="P1"><text:soft-page-break/>Mhm hmm.</text:p>
      </text:section>
      <text:section text:style-name="Sect1" text:name="block-160">
        <text:p text:style-name="P2">Fernanda</text:p>
        <text:p text:style-name="P1">Até porque. Tem uma rotatividade de usuários nessas mesas, não é sempre, a mesma pessoa que a gente. Contata uma, vez é uma, pessoa outra vez é, outra. E é uma das dificuldades que eu estava até comentando semana passada com a minha sócia. De a gente não ter mais o contato da mesa. Do, banco porque é diferente você falar sobre um cliente do, que você ter um intermediário por mais que tu escreva por mais que às vezes tem coisas que a gente precisa falar.</text:p>
      </text:section>
      <text:section text:style-name="Sect1" text:name="block-161">
        <text:p text:style-name="P2">Carlos Alberto Merlo</text:p>
        <text:p text:style-name="P1">Hmm.</text:p>
      </text:section>
      <text:section text:style-name="Sect1" text:name="block-162">
        <text:p text:style-name="P2">Fernanda</text:p>
        <text:p text:style-name="P1">Para que eles entendam melhor então eu, acho que. Nesse sentido seria, assim bem oportuno. Mas, aí deixa eu te, falar outra coisa que. Eu vou entrar num outro, ponto agora. É um outro projeto também que eu tenho com um amigo que tem uma consultoria e a gente. Está tentando criar um projeto, de um bpo financeiro também que é uma coisa acho que. Está bastante divulgado tem bastante gente em cima disso, a gente, percebeu uma deficiência bem grande no mercado. De decoração arquitetura e no departamento, médico de clínicas. E a gente, estava querendo estruturar um projeto em cima disso. E só, que para a gente, fazer a proposta do bpo que a gente, quer fazer a gente, queria tirar o financeiro de dentro dessas empresas. Tirar figura, da pessoa financeira de dentro dessas empresas.</text:p>
      </text:section>
      <text:section text:style-name="Sect1" text:name="block-163">
        <text:p text:style-name="P3">E passar com o bip ou, passar a ter uma mensalidade para que a gente, consiga fazer toda a parte que essa pessoa faria lá dentro mas de uma forma remota através, do sistema. Tu tens, algum sistema que tu desenvolves nesse, sentido. De que, a gente pudesse de repente adaptar ele para uma, realidade diferente de uma clínica médica ou de um escritório de arquitetura algum. Coisas mais específicas.</text:p>
      </text:section>
      <text:section text:style-name="Sect1" text:name="block-164">
        <text:p text:style-name="P2">Carlos Alberto Merlo</text:p>
        <text:p text:style-name="P1">Fernanda o que você quiser fazer relacionado a sistemas não tem um problema.</text:p>
      </text:section>
      <text:section text:style-name="Sect1" text:name="block-165">
        <text:p text:style-name="P2">Fernanda</text:p>
        <text:p text:style-name="P1">Hmm bem interessanties.</text:p>
      </text:section>
      <text:section text:style-name="Sect1" text:name="block-166">
        <text:p text:style-name="P2">Carlos Alberto Merlo</text:p>
        <text:p text:style-name="P1">Não tem problema a gente, pode sentar e conversar sobre. Isso você me passar. O que você, quer fazer, no projeto e eu faço um nvp, para vocês e. É isso que aí, a gente sempre conversa não tem problema com isso podemos fazer sem problemas, tá sem problemas.</text:p>
      </text:section>
      <text:section text:style-name="Sect1" text:name="block-167">
        <text:p text:style-name="P2">Fernanda</text:p>
        <text:p text:style-name="P1">That's fine.</text:p>
      </text:section>
      <text:section text:style-name="Sect1" text:name="block-168">
        <text:p text:style-name="P2">Carlos Alberto Merlo</text:p>
        <text:p text:style-name="P1">Podemos fazer.</text:p>
      </text:section>
      <text:section text:style-name="Sect1" text:name="block-169">
        <text:p text:style-name="P2">Fernanda</text:p>
        <text:p text:style-name="P1">Desculpa desculpa ter saído. Teu foco. Mas. É só porque daí já me ocorreu aqui eu já vou.</text:p>
      </text:section>
      <text:section text:style-name="Sect1" text:name="block-170">
        <text:p text:style-name="P2">Carlos Alberto Merlo</text:p>
        <text:p text:style-name="P1">No no tranquilo no. O meu foco, hoje não é, em si a, frank ou, a fernanda, frank o meu foco é sistemas.</text:p>
      </text:section>
      <text:section text:style-name="Sect1" text:name="block-171">
        <text:p text:style-name="P2">Fernanda</text:p>
        <text:p text:style-name="P1">Sunlight phone. Mhm. Wellavancar negócios.</text:p>
      </text:section>
      <text:section text:style-name="Sect1" text:name="block-172">
        <text:p text:style-name="P2"><text:soft-page-break/>Carlos Alberto Merlo</text:p>
        <text:p text:style-name="P1">É meu negócio é negócio entendeu então assim até porque o que que eu, vou falar um pouquinho mais sobre o que a gente está conversando e depois a gente, pode sentar e conversar sobre, isso também.</text:p>
      </text:section>
      <text:section text:style-name="Sect1" text:name="block-173">
        <text:p text:style-name="P2">Fernanda</text:p>
        <text:p text:style-name="P1">It's say. Não tranquilo.</text:p>
      </text:section>
      <text:section text:style-name="Sect1" text:name="block-174">
        <text:p text:style-name="P2">Carlos Alberto Merlo</text:p>
        <text:p text:style-name="P1">O agente, frank fernando ou fernanda, frank ou esquece só. O, frank vamos botar só a fernanda o que ele envolve ele envolveria exatamente o que o frank faz você, em vez de ser.</text:p>
      </text:section>
      <text:section text:style-name="Sect1" text:name="block-175">
        <text:p text:style-name="P2">Fernanda</text:p>
        <text:p text:style-name="P1">Tchau.</text:p>
      </text:section>
      <text:section text:style-name="Sect1" text:name="block-176">
        <text:p text:style-name="P2">Carlos Alberto Merlo</text:p>
        <text:p text:style-name="P1">Um personal bem e pagar uma mensalidade para o, frank ou uma, entrada não, sei como é que é feito isso acredito que, seja uma mensalidade.</text:p>
      </text:section>
      <text:section text:style-name="Sect1" text:name="block-177">
        <text:p text:style-name="P2">Fernanda</text:p>
        <text:p text:style-name="P1">Mensalidade.</text:p>
      </text:section>
      <text:section text:style-name="Sect1" text:name="block-178">
        <text:p text:style-name="P2">Carlos Alberto Merlo</text:p>
        <text:p text:style-name="P1">Isso você, receberia essa mensalidade você operacionalizaria. A plataforma, fernanda, entendeu, eu forneceria. O sistema e você vai fazer toda você, é o ceo, da empresa.</text:p>
      </text:section>
      <text:section text:style-name="Sect1" text:name="block-179">
        <text:p text:style-name="P2">Fernanda</text:p>
        <text:p text:style-name="P1">Mas eu.</text:p>
      </text:section>
      <text:section text:style-name="Sect1" text:name="block-180">
        <text:p text:style-name="P2">Carlos Alberto Merlo</text:p>
        <text:p text:style-name="P1">Ponto você.</text:p>
      </text:section>
      <text:section text:style-name="Sect1" text:name="block-181">
        <text:p text:style-name="P2">Fernanda</text:p>
        <text:p text:style-name="P1">Eu posso, disponibilizar, para outras pessoas eu posso, chamar outras, pessoas para operar a minha plataforma.</text:p>
      </text:section>
      <text:section text:style-name="Sect1" text:name="block-182">
        <text:p text:style-name="P2">Carlos Alberto Merlo</text:p>
        <text:p text:style-name="P1">Exatamente não. Isso você pensa, frank. Só troca o nome bota fernanda. Tudo, que a, frank faz a gente, pode fazer também entendeu inclusive.</text:p>
      </text:section>
      <text:section text:style-name="Sect1" text:name="block-183">
        <text:p text:style-name="P2">Fernanda</text:p>
        <text:p text:style-name="P1">Demo. Sir.</text:p>
      </text:section>
      <text:section text:style-name="Sect1" text:name="block-184">
        <text:p text:style-name="P2">Carlos Alberto Merlo</text:p>
        <text:p text:style-name="P1">Pode fazer micro franquias ou mensalidade eu não sei se o, frank tem gato aí de pagamento, interno se não tem dá para fazer. Inclusive dá para fazer, white label sabe o que, é white label.</text:p>
      </text:section>
      <text:section text:style-name="Sect1" text:name="block-185">
        <text:p text:style-name="P2">Fernanda</text:p>
        <text:p text:style-name="P1">No.</text:p>
      </text:section>
      <text:section text:style-name="Sect1" text:name="block-186">
        <text:p text:style-name="P2">Carlos Alberto Merlo</text:p>
        <text:p text:style-name="P1">White labour é quando você, faz uma plataforma. A plataforma o código, é teu mas você bota o nome fernanda como se fosse tua entendeu só que a plataforma o código, é meu. E, eu alugo para você e você <text:soft-page-break/>bota todos, os teus dados lá e como se a plataforma fosse tua. É como fazer, um site para você só que o código, não é teu o código é meu entendeu.</text:p>
      </text:section>
      <text:section text:style-name="Sect1" text:name="block-187">
        <text:p text:style-name="P2">Fernanda</text:p>
        <text:p text:style-name="P1">Entendi entendi.</text:p>
      </text:section>
      <text:section text:style-name="Sect1" text:name="block-188">
        <text:p text:style-name="P2">Carlos Alberto Merlo</text:p>
        <text:p text:style-name="P1">And white label então. A, frank e fernanda, o fernanda, frank seriam também poderia ser, desta forma. Entendeu inclusive eu não sei. Se isso liga uma, coisa na outra empresa que você não queria colocar o financeiro. Essa plataforma, aqui, pode. Trabalhar desta forma entendeu então o que eu faria o meu negócio. É o código. O código montaria todos os sistemas daí a manutenção de todos esses, sistemas entendeu você, não se preocuparia com a, tecnologia, nem com os aplicativos nem com a manutenção disso tudo entendeu e você é o ceo do negócio você vai lá e, você faz a operação.</text:p>
      </text:section>
      <text:section text:style-name="Sect1" text:name="block-189">
        <text:p text:style-name="P3">Ou quer chamar de, simou o sitio, pode chamar você seria, a chefe você, que resolveria, os problemas porque você é que entende de, financeiro eu entendo, de quando se apagar e a receber não de, financeiro.</text:p>
      </text:section>
      <text:section text:style-name="Sect1" text:name="block-190">
        <text:p text:style-name="P2">Fernanda</text:p>
        <text:p text:style-name="P1">Mhm mhm hmm.</text:p>
      </text:section>
      <text:section text:style-name="Sect1" text:name="block-191">
        <text:p text:style-name="P2">Carlos Alberto Merlo</text:p>
        <text:p text:style-name="P1">Entendeu então isso eu. A minha proposta é essa então se você de repente achar interessante você ou, a tua sócia em conjunto para mim não teria problema.</text:p>
      </text:section>
      <text:section text:style-name="Sect1" text:name="block-192">
        <text:p text:style-name="P2">Fernanda</text:p>
        <text:p text:style-name="P1">Mhm. Mhm mhm hmm.</text:p>
      </text:section>
      <text:section text:style-name="Sect1" text:name="block-193">
        <text:p text:style-name="P2">Carlos Alberto Merlo</text:p>
        <text:p text:style-name="P1">A gente, pode sentar e ver se tem a viabilidade de fazer, isso. Uma coisa que eu sempre chamo a atenção assim. Normalmente esse tipo de sistema. Vamos dizer esse tipo de sistema.</text:p>
      </text:section>
      <text:section text:style-name="Sect1" text:name="block-194">
        <text:p text:style-name="P2">Fernanda</text:p>
        <text:p text:style-name="P1">Mhm.</text:p>
      </text:section>
      <text:section text:style-name="Sect1" text:name="block-195">
        <text:p text:style-name="P2">Carlos Alberto Merlo</text:p>
        <text:p text:style-name="P1">Variam o custo, lá de cento e. Cinquenta até quinhentos mil reais mas, isso aí, como eu faço.</text:p>
      </text:section>
      <text:section text:style-name="Sect1" text:name="block-196">
        <text:p text:style-name="P2">Fernanda</text:p>
        <text:p text:style-name="P1">Mhm.</text:p>
      </text:section>
      <text:section text:style-name="Sect1" text:name="block-197">
        <text:p text:style-name="P2">Carlos Alberto Merlo</text:p>
        <text:p text:style-name="P1">É uma coisa que eu faria desta forma entendeu você, não se preocuparia em contratar desenvolvedor isso e toda a parte de tecnologia eu faria essa parte entendeu você só operacionalizaria e, fazia.</text:p>
      </text:section>
      <text:section text:style-name="Sect1" text:name="block-198">
        <text:p text:style-name="P2">Fernanda</text:p>
        <text:p text:style-name="P1">Mhm.</text:p>
      </text:section>
      <text:section text:style-name="Sect1" text:name="block-199">
        <text:p text:style-name="P2">Carlos Alberto Merlo</text:p>
        <text:p text:style-name="P1">Uh, a mentoria em cima do produto.</text:p>
      </text:section>
      <text:section text:style-name="Sect1" text:name="block-200">
        <text:p text:style-name="P2">Fernanda</text:p>
        <text:p text:style-name="P1">Entendi.</text:p>
      </text:section>
      <text:section text:style-name="Sect1" text:name="block-201">
        <text:p text:style-name="P2">Carlos Alberto Merlo</text:p>
        <text:p text:style-name="P1"><text:soft-page-break/>Basicamente é isso entendeu o que eu queria, conversar contigo.</text:p>
      </text:section>
      <text:section text:style-name="Sect1" text:name="block-202">
        <text:p text:style-name="P2">Fernanda</text:p>
        <text:p text:style-name="P1">Faria as parcerias faria as, parcerias com. Tipo entender como que a gente entraria, nos bancos com a parceria com os bancos.</text:p>
      </text:section>
      <text:section text:style-name="Sect1" text:name="block-203">
        <text:p text:style-name="P2">Carlos Alberto Merlo</text:p>
        <text:p text:style-name="P1">É você, faz. Não eu faço a parte de tecnologia e você faz a operação no geral faz a coisa funcionar entendeu faz a coisa rodar.</text:p>
      </text:section>
      <text:section text:style-name="Sect1" text:name="block-204">
        <text:p text:style-name="P2">Fernanda</text:p>
        <text:p text:style-name="P1">Mhm. Hold on.</text:p>
      </text:section>
      <text:section text:style-name="Sect1" text:name="block-205">
        <text:p text:style-name="P2">Carlos Alberto Merlo</text:p>
        <text:p text:style-name="P1">É isso a minha proposta com você, é essa entendeu porque eu tenho, vários agentes.</text:p>
      </text:section>
      <text:section text:style-name="Sect1" text:name="block-206">
        <text:p text:style-name="P2">Fernanda</text:p>
        <text:p text:style-name="P1">Yeah.</text:p>
      </text:section>
      <text:section text:style-name="Sect1" text:name="block-207">
        <text:p text:style-name="P2">Carlos Alberto Merlo</text:p>
        <text:p text:style-name="P1">E fernando assim eu vou fazer isso com várias pessoas. Por, exemplo o jurídico o jurídico eu vou pegar, dois três advogados e eles vão operacionalizar o negócio e eu vou entrar com a tecnologia eu estou fazendo algumas coisas que eu entendo.</text:p>
      </text:section>
      <text:section text:style-name="Sect1" text:name="block-208">
        <text:p text:style-name="P2">Fernanda</text:p>
        <text:p text:style-name="P1">Sim.</text:p>
      </text:section>
      <text:section text:style-name="Sect1" text:name="block-209">
        <text:p text:style-name="P2">Carlos Alberto Merlo</text:p>
        <text:p text:style-name="P1">Uma delas é a parte jurídica e outras eu estou buscando pessoas que eu confio. Aí você é, a primeira pessoa que eu estou abrindo esse tipo, de coisa tá fernanda.</text:p>
      </text:section>
      <text:section text:style-name="Sect1" text:name="block-210">
        <text:p text:style-name="P2">Fernanda</text:p>
        <text:p text:style-name="P1">Mhm. Perfeito perfeito obrigado.</text:p>
      </text:section>
      <text:section text:style-name="Sect1" text:name="block-211">
        <text:p text:style-name="P2">Carlos Alberto Merlo</text:p>
        <text:p text:style-name="P1">Então é por, isso que a gente, está conversando aqui porque a gente, já se conhece há trezentos anos e a gente.</text:p>
      </text:section>
      <text:section text:style-name="Sect1" text:name="block-212">
        <text:p text:style-name="P2">Fernanda</text:p>
        <text:p text:style-name="P1">Mhm hmm. Meu deus.</text:p>
      </text:section>
      <text:section text:style-name="Sect1" text:name="block-213">
        <text:p text:style-name="P2">Carlos Alberto Merlo</text:p>
        <text:p text:style-name="P1">Você sempre, foi a mesma pessoa e sempre, ajudou muito e sempre nossa, me entendeu até quando eu estava meio nervoso. Da cabeça mas normal mas esse tempo.</text:p>
      </text:section>
      <text:section text:style-name="Sect1" text:name="block-214">
        <text:p text:style-name="P2">Fernanda</text:p>
        <text:p text:style-name="P1">Hi good faz parte gente é a vida. Não com certeza e a gente só evolui com tudo que, acontece na nossa vida né isso faz parte.</text:p>
      </text:section>
      <text:section text:style-name="Sect1" text:name="block-215">
        <text:p text:style-name="P2">Carlos Alberto Merlo</text:p>
        <text:p text:style-name="P1">Esse tempo já passou graças, a deus. Uh, mhm.</text:p>
      </text:section>
      <text:section text:style-name="Sect1" text:name="block-216">
        <text:p text:style-name="P2">Fernanda</text:p>
        <text:p text:style-name="P1"><text:soft-page-break/>I see achei bem interessante esse fato. De não ter esse viés do, intermediário vou conversar com a minha sócia para ver o que ela acha porque a gente tem essa parceria então não vou tomar nenhuma decisão sem conversar com ela e explicar direitinho.</text:p>
      </text:section>
      <text:section text:style-name="Sect1" text:name="block-217">
        <text:p text:style-name="P2">Carlos Alberto Merlo</text:p>
        <text:p text:style-name="P1">Mhm hmm.</text:p>
      </text:section>
      <text:section text:style-name="Sect1" text:name="block-218">
        <text:p text:style-name="P2">Fernanda</text:p>
        <text:p text:style-name="P1">Acho que talvez, seja interessante a gente, dar depois que eu falar com ela a gente, marcar uma nova reunião porque ela é muito criteriosa, tenho certeza que ela vai ter novas dúvidas novas coisas diferentes.</text:p>
      </text:section>
      <text:section text:style-name="Sect1" text:name="block-219">
        <text:p text:style-name="P2">Carlos Alberto Merlo</text:p>
        <text:p text:style-name="P1">Sim. Tranquilo tranquilo.</text:p>
      </text:section>
      <text:section text:style-name="Sect1" text:name="block-220">
        <text:p text:style-name="P2">Fernanda</text:p>
        <text:p text:style-name="P1">Então eu converso com ela e aí, volto contigo para a gente, estar analisando mais no detalhe tudo isso para te dar uma resposta em definitivo tá.</text:p>
      </text:section>
      <text:section text:style-name="Sect1" text:name="block-221">
        <text:p text:style-name="P2">Carlos Alberto Merlo</text:p>
        <text:p text:style-name="P1">Beleza beleza.</text:p>
      </text:section>
      <text:section text:style-name="Sect1" text:name="block-222">
        <text:p text:style-name="P2">Fernanda</text:p>
        <text:p text:style-name="P1">Mas. Achei bem ousada realmente é uma coisa que eu não tinha pensado não me passava pela cabeça não trabalhar com.</text:p>
      </text:section>
      <text:section text:style-name="Sect1" text:name="block-223">
        <text:p text:style-name="P2">Carlos Alberto Merlo</text:p>
        <text:p text:style-name="P1">Plus.</text:p>
      </text:section>
      <text:section text:style-name="Sect1" text:name="block-224">
        <text:p text:style-name="P2">Fernanda</text:p>
        <text:p text:style-name="P1">Com uma, plataforma né sem, eu ter essa plataforma é uma, coisa diferente aí para o mercado com certeza.</text:p>
      </text:section>
      <text:section text:style-name="Sect1" text:name="block-225">
        <text:p text:style-name="P2">Carlos Alberto Merlo</text:p>
        <text:p text:style-name="P1">Ô pulso. É tu sabe que eu sou eu, não tenho medo eu não tenho medo não.</text:p>
      </text:section>
      <text:section text:style-name="Sect1" text:name="block-226">
        <text:p text:style-name="P2">Fernanda</text:p>
        <text:p text:style-name="P1">No. Nosso é verdade. Isso aí, isso aí, bem, que tu, faz. Tá ótimo fico lisonjeada pelo convite também pela confiança né carlos acho que realmente a gente se conhece aí há muito tempo e não quero te decepcionar quero, que tu permaneça com o mesmo critério e ao meu respeito, vou conversar, com ela direitinho.</text:p>
      </text:section>
      <text:section text:style-name="Sect1" text:name="block-227">
        <text:p text:style-name="P2">Carlos Alberto Merlo</text:p>
        <text:p text:style-name="P1">Então assim fernanda dá uma. Uh huh. É.</text:p>
      </text:section>
      <text:section text:style-name="Sect1" text:name="block-228">
        <text:p text:style-name="P2">Fernanda</text:p>
        <text:p text:style-name="P1">E a gente volta a trocar uma ideia.</text:p>
      </text:section>
      <text:section text:style-name="Sect1" text:name="block-229">
        <text:p text:style-name="P2">Carlos Alberto Merlo</text:p>
        <text:p text:style-name="P1">Beleza então mas beleza então fernando vamos fazer. Assim eu vou aguardar você conversar com ela e tal e me dar uma posição aí tranquilo tá.</text:p>
      </text:section>
      <text:section text:style-name="Sect1" text:name="block-230">
        <text:p text:style-name="P2">Fernanda</text:p>
        <text:p text:style-name="P1">Mhm, correct. Não pode deixar até essa, semana a gente já resolveu.</text:p>
      </text:section>
      <text:section text:style-name="Sect1" text:name="block-231">
        <text:p text:style-name="P2">Carlos Alberto Merlo</text:p>
        <text:p text:style-name="P1"><text:soft-page-break/>Uma coisa que eu te pediria. É o seguinte. Se você puder, me passar aí alguns dados para mim poder dar uma pesquisada, um pouquinho mais na, frank lá.</text:p>
      </text:section>
      <text:section text:style-name="Sect1" text:name="block-232">
        <text:p text:style-name="P2">Fernanda</text:p>
        <text:p text:style-name="P1">Eu vou tentar descobrir, a cnpj deles não tem aqui no site mas, eu acho que a fab emitiu uma nota semana passada e eu vou pedir, com ela ali o cnp porque a gente, para receber o comissionamento, a gente, faz a emissão da nota. E aí, eu vou pegar com ela o cnpj que, ela, usou para emitir a nota e daí eu já te passo, para te fazer a, verificação aí pode ficar. Tranquilo.</text:p>
      </text:section>
      <text:section text:style-name="Sect1" text:name="block-233">
        <text:p text:style-name="P2">Carlos Alberto Merlo</text:p>
        <text:p text:style-name="P1">Sim. Beleza então.</text:p>
      </text:section>
      <text:section text:style-name="Sect1" text:name="block-234">
        <text:p text:style-name="P2">Fernanda</text:p>
        <text:p text:style-name="P1">E aí vou ver com o ricardo lá sobre o projeto. Do bpo. E aí eu acho que a gente evolui, também um pouquinho com relação a isso. Até para ele ter uma, ideia de valores e como que funciona para ele colocar no projeto final aí, dele.</text:p>
      </text:section>
      <text:section text:style-name="Sect1" text:name="block-235">
        <text:p text:style-name="P2">Carlos Alberto Merlo</text:p>
        <text:p text:style-name="P1">Mhm hmm beleza então. Tá só falando assim me descreve numa, frase o que é o bpo realmente.</text:p>
      </text:section>
      <text:section text:style-name="Sect1" text:name="block-236">
        <text:p text:style-name="P2">Fernanda</text:p>
        <text:p text:style-name="P1">É um sistema que vai que busca otimizar o teu sistema de trabalho então ele cria uma, organização financeira para otimizar o teu sistema de trabalho. E com essa organização a gente consegue ajustar a quantidade de tempo demandado em cada atividade.</text:p>
      </text:section>
      <text:section text:style-name="Sect1" text:name="block-237">
        <text:p text:style-name="P2">Carlos Alberto Merlo</text:p>
        <text:p text:style-name="P1">Beleza. Beleza então beleza então tá fernanda eu acho que é isso aí, não sei se tem mais alguma dúvida.</text:p>
      </text:section>
      <text:section text:style-name="Sect1" text:name="block-238">
        <text:p text:style-name="P2">Fernanda</text:p>
        <text:p text:style-name="P1">Tá bom. No perfeito por enquanto tudo certinho a gente volta a falar com certeza obrigada tá carlos pela atenção, pelo tempo aí.</text:p>
      </text:section>
      <text:section text:style-name="Sect1" text:name="block-239">
        <text:p text:style-name="P2">Carlos Alberto Merlo</text:p>
        <text:p text:style-name="P1">Beleza então. Então tá valeu obrigado fernando. Até mais tchau tchau.</text:p>
      </text:section>
      <text:section text:style-name="Sect1" text:name="block-240">
        <text:p text:style-name="P2">Fernanda</text:p>
        <text:p text:style-name="P5">🎯✅❓💡✏️</text:p>
        <text:p text:style-name="P1">Até mais tchau tchau.</text:p>
      </text:section>
      <text:p text:style-name="P4"/>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Google Sans', RobotoDraft, system-ui, apple-system, BlinkMacSystemFont, 'Segoe UI', Roboto, Oxygen, Ubuntu, Cantarell, 'Open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5T14:03:20.149000000</meta:creation-date>
    <dc:date>2025-11-05T14:04:05.454000000</dc:date>
    <meta:editing-duration>PT46S</meta:editing-duration>
    <meta:editing-cycles>1</meta:editing-cycles>
    <meta:document-statistic meta:table-count="0" meta:image-count="0" meta:object-count="0" meta:page-count="17" meta:paragraph-count="478" meta:word-count="5326" meta:character-count="29895" meta:non-whitespace-character-count="25047"/>
    <meta:generator>LibreOffice/7.3.2.2$Windows_X86_64 LibreOffice_project/49f2b1bff42cfccbd8f788c8dc32c1c309559be0</meta:generator>
  </office:meta>
</office:document-meta>
</file>